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3b64f" officeooo:paragraph-rsid="0003b64f"/>
    </style:style>
    <style:style style:name="P2" style:family="paragraph" style:parent-style-name="Standard">
      <style:text-properties officeooo:rsid="0005390d" officeooo:paragraph-rsid="0005390d"/>
    </style:style>
    <style:style style:name="P3" style:family="paragraph" style:parent-style-name="Standard">
      <style:text-properties officeooo:rsid="00065ca6" officeooo:paragraph-rsid="00065ca6"/>
    </style:style>
    <style:style style:name="T1" style:family="text">
      <style:text-properties officeooo:rsid="0005390d"/>
    </style:style>
    <style:style style:name="T2" style:family="text">
      <style:text-properties officeooo:rsid="00065c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&amp;C 5/25 marks</text:p>
      <text:p text:style-name="P1">- Context</text:p>
      <text:p text:style-name="P2">The Queensland Water alliance requires a water tower to be built and easily portable to remote areas of Queensland. It is required to be stable, cost efficient and easy to build.</text:p>
      <text:p text:style-name="P1">- Success Criteria</text:p>
      <text:p text:style-name="P3">The water is position on level ground </text:p>
      <text:p text:style-name="P3">12000L tank is 2.5m in diameter</text:p>
      <text:p text:style-name="P3">12m high</text:p>
      <text:p text:style-name="P3">no larger than 3x3m </text:p>
      <text:p text:style-name="P3">Top cannot be smaller than diameter of tank</text:p>
      <text:p text:style-name="P3">1:30 balsawood prototype needs to be drawn designed and constructed</text:p>
      <text:p text:style-name="P3">prototype must hold 40kg </text:p>
      <text:p text:style-name="P1">- Research</text:p>
      <text:p text:style-name="P1"><text:tab/>- Engineering technology</text:p>
      <text:p text:style-name="P1"><text:tab/>- Mechanics</text:p>
      <text:p text:style-name="P1"><text:tab/><text:span text:style-name="T2">ff</text:span></text:p>
      <text:p text:style-name="P1"><text:tab/>- <text:span text:style-name="T1">Materials</text:span></text:p>
      <text:p text:style-name="P1">- <text:span text:style-name="T1">Symbolisation</text:span></text:p>
      <text:p text:style-name="P1"/>
      <text:p text:style-name="P2">Analysis</text:p>
      <text:p text:style-name="P2">- Mathematics</text:p>
      <text:p text:style-name="P2"><text:tab/>- Calculating material</text:p>
      <text:p text:style-name="P2"><text:tab/>- Calculating average density of pieces</text:p>
      <text:p text:style-name="P2"><text:tab/>- Calculating predicted mass</text:p>
      <text:p text:style-name="P2">- Simulator and drawn designs</text:p>
      <text:p text:style-name="P2">- Success criteria</text:p>
      <text:p text:style-name="P2"/>
      <text:p text:style-name="P2">Synthesis and evaluation </text:p>
      <text:p text:style-name="P2">- Evaluate design</text:p>
      <text:p text:style-name="P2">Evaluation and success criteria</text:p>
      <text:p text:style-name="P2">Recommendations</text:p>
      <text:p text:style-name="P2"/>
      <text:p text:style-name="P2">Communication </text:p>
      <text:p text:style-name="P2">Captioning images</text:p>
      <text:p text:style-name="P2">Referencing properly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05:25:57.730279997</meta:creation-date>
    <dc:date>2022-04-22T12:16:07.699104599</dc:date>
    <meta:editing-duration>PT16M21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31" meta:word-count="132" meta:character-count="827" meta:non-whitespace-character-count="714"/>
  </office:meta>
</office:document-meta>
</file>